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age_title" form:control-implementation="ooo:com.sun.star.form.component.TextField" xml:id="control1" form:id="control1" form:max-length="1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Shape1" draw:style-name="gr1" draw:text-style-name="P2" svg:width="3.0724in" svg:height="0.7449in" svg:x="1.6374in" svg:y="0.0764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8:48.587393979</meta:creation-date>
    <dc:date>2017-09-10T17:54:17.762127259</dc:date>
    <meta:editing-duration>PT35M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